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1ae0"/>
    </style:style>
    <style:style style:name="P2" style:family="paragraph" style:parent-style-name="Standard">
      <style:text-properties officeooo:rsid="0017aeca" officeooo:paragraph-rsid="0017aeca"/>
    </style:style>
    <style:style style:name="P3" style:family="paragraph" style:parent-style-name="Standard">
      <style:text-properties officeooo:rsid="001b1737" officeooo:paragraph-rsid="001b1737"/>
    </style:style>
    <style:style style:name="T1" style:family="text">
      <style:text-properties officeooo:rsid="00198ec7"/>
    </style:style>
    <style:style style:name="T2" style:family="text">
      <style:text-properties officeooo:rsid="001b93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nbeam@sunbeam-Lenovo-B590:~/Documents/OP SYS practice$ echo "LOGIN NAME: $USER"</text:p>
      <text:p text:style-name="Standard">LOGIN NAME: sunbeam</text:p>
      <text:p text:style-name="Standard">sunbeam@sunbeam-Lenovo-B590:~/Documents/OP SYS practice$ echo "HOME directory: $HOME"</text:p>
      <text:p text:style-name="Standard">HOME directory: /home/sunbeam</text:p>
      <text:p text:style-name="Standard"/>
      <text:p text:style-name="Standard"/>
      <text:p text:style-name="Standard"/>
      <text:p text:style-name="Standard"/>
      <text:p text:style-name="Standard">sunbeam@sunbeam-Lenovo-B590:~/Documents/OP SYS practice$ bash menu.sh</text:p>
      <text:p text:style-name="Standard">Menu:</text:p>
      <text:p text:style-name="Standard">1. Date</text:p>
      <text:p text:style-name="Standard">2. Calendar</text:p>
      <text:p text:style-name="Standard">3. List files (ls)</text:p>
      <text:p text:style-name="Standard">4. Print working directory (pwd)</text:p>
      <text:p text:style-name="Standard">5. Exit</text:p>
      <text:p text:style-name="Standard">Enter your choice (1-5): 1</text:p>
      <text:p text:style-name="Standard">Current Date:</text:p>
      <text:p text:style-name="Standard">Wednesday 27 December 2023 05:58:56 PM IST</text:p>
      <text:p text:style-name="Standard">Do you want to continue? (y/n): y</text:p>
      <text:p text:style-name="Standard">Menu:</text:p>
      <text:p text:style-name="Standard">1. Date</text:p>
      <text:p text:style-name="Standard">2. Calendar</text:p>
      <text:p text:style-name="Standard">3. List files (ls)</text:p>
      <text:p text:style-name="Standard">4. Print working directory (pwd)</text:p>
      <text:p text:style-name="Standard">5. Exit</text:p>
      <text:p text:style-name="Standard">Enter your choice (1-5): 2</text:p>
      <text:p text:style-name="Standard">Calendar:</text:p>
      <text:p text:style-name="Standard"><text:s text:c="3"/>December 2023 <text:s text:c="5"/></text:p>
      <text:p text:style-name="Standard">Su Mo Tu We Th Fr Sa <text:s/></text:p>
      <text:p text:style-name="Standard"><text:s text:c="16"/>1 <text:s/>2 <text:s/></text:p>
      <text:p text:style-name="Standard"><text:s/>3 <text:s/>4 <text:s/>5 <text:s/>6 <text:s/>7 <text:s/>8 <text:s/>9 <text:s/></text:p>
      <text:p text:style-name="Standard">10 11 12 13 14 15 16 <text:s/></text:p>
      <text:p text:style-name="Standard">17 18 19 20 21 22 23 <text:s/></text:p>
      <text:p text:style-name="Standard">24 25 26 27 28 29 30 <text:s/></text:p>
      <text:p text:style-name="Standard">31 <text:s text:c="19"/></text:p>
      <text:p text:style-name="Standard">Do you want to continue? (y/n): y</text:p>
      <text:p text:style-name="Standard">Menu:</text:p>
      <text:p text:style-name="Standard">1. Date</text:p>
      <text:p text:style-name="Standard">2. Calendar</text:p>
      <text:p text:style-name="Standard">3. List files (ls)</text:p>
      <text:p text:style-name="Standard">4. Print working directory (pwd)</text:p>
      <text:p text:style-name="Standard">5. Exit</text:p>
      <text:p text:style-name="Standard">Enter your choice (1-5): 3</text:p>
      <text:p text:style-name="Standard">List of files:</text:p>
      <text:p text:style-name="Standard">'assgn 1.pdf'<text:tab/> <text:s text:c="2"/>demo.sh <text:s text:c="4"/>lsout.txt <text:s text:c="2"/>name.txt<text:tab/> numbers.txt1 <text:s text:c="2"/>README.md <text:s text:c="3"/>scripts<text:tab/> <text:s text:c="2"/>sorted.txt<text:tab/> Sunbeam.txt</text:p>
      <text:p text:style-name="Standard"><text:s/>Assignment2.pdf <text:s text:c="2"/>first.txt <text:s text:c="2"/>menu.sh<text:tab/> <text:s text:c="2"/>numbers.txt<text:tab/> one<text:tab/> <text:s text:c="7"/>repeat.txt <text:s text:c="2"/>sh.txt.save <text:s text:c="2"/>sunbeam.txt<text:tab/> taste.txt</text:p>
      <text:p text:style-name="Standard">Do you want to continue? (y/n): y</text:p>
      <text:p text:style-name="Standard">Menu:</text:p>
      <text:p text:style-name="Standard"><text:soft-page-break/>1. Date</text:p>
      <text:p text:style-name="Standard">2. Calendar</text:p>
      <text:p text:style-name="Standard">3. List files (ls)</text:p>
      <text:p text:style-name="Standard">4. Print working directory (pwd)</text:p>
      <text:p text:style-name="Standard">5. Exit</text:p>
      <text:p text:style-name="Standard">Enter your choice (1-5): 4</text:p>
      <text:p text:style-name="Standard">Current Directory:</text:p>
      <text:p text:style-name="Standard">/home/sunbeam/Documents/OP SYS practice</text:p>
      <text:p text:style-name="Standard">Do you want to continue? (y/n): y</text:p>
      <text:p text:style-name="Standard">Menu:</text:p>
      <text:p text:style-name="Standard">1. Date</text:p>
      <text:p text:style-name="Standard">2. Calendar</text:p>
      <text:p text:style-name="Standard">3. List files (ls)</text:p>
      <text:p text:style-name="Standard">4. Print working directory (pwd)</text:p>
      <text:p text:style-name="Standard">5. Exit</text:p>
      <text:p text:style-name="Standard">Enter your choice (1-5): 5</text:p>
      <text:p text:style-name="Standard">Exiting the script. Goodbye!</text:p>
      <text:p text:style-name="Standard">sunbeam@sunbeam-Lenovo-B590:~/Documents/OP SYS practice$ </text:p>
      <text:p text:style-name="Standard"/>
      <text:p text:style-name="Standard"/>
      <text:p text:style-name="Standard">1 #!/bin/bash</text:p>
      <text:p text:style-name="Standard"><text:s text:c="2"/>2 </text:p>
      <text:p text:style-name="Standard"><text:s text:c="2"/>3 while true; do</text:p>
      <text:p text:style-name="Standard"><text:s text:c="2"/>4 <text:s text:c="4"/># Display menu</text:p>
      <text:p text:style-name="Standard"><text:s text:c="2"/>5 <text:s text:c="4"/>echo "Menu:"</text:p>
      <text:p text:style-name="Standard"><text:s text:c="2"/>6 <text:s text:c="4"/>echo "1. Date"</text:p>
      <text:p text:style-name="Standard"><text:s text:c="2"/>7 <text:s text:c="4"/>echo "2. Calendar"</text:p>
      <text:p text:style-name="Standard"><text:s text:c="2"/>8 <text:s text:c="4"/>echo "3. List files (ls)"</text:p>
      <text:p text:style-name="Standard"><text:s text:c="2"/>9 <text:s text:c="4"/>echo "4. Print working directory (pwd)"</text:p>
      <text:p text:style-name="Standard"><text:s/>10 <text:s text:c="4"/>echo "5. Exit"</text:p>
      <text:p text:style-name="Standard"><text:s/>11 </text:p>
      <text:p text:style-name="Standard"><text:s/>12 <text:s text:c="4"/># Get user input</text:p>
      <text:p text:style-name="Standard"><text:s/>13 <text:s text:c="4"/>read -p "Enter your choice (1-5): " choice</text:p>
      <text:p text:style-name="Standard"><text:s/>14 </text:p>
      <text:p text:style-name="Standard"><text:s/>15 <text:s text:c="4"/># Execute commands based on user choice</text:p>
      <text:p text:style-name="Standard"><text:s/>16 <text:s text:c="4"/>case $choice in</text:p>
      <text:p text:style-name="Standard"><text:s/>17 <text:s text:c="8"/>1)</text:p>
      <text:p text:style-name="Standard"><text:s/>18 <text:s text:c="12"/>echo "Current Date:"</text:p>
      <text:p text:style-name="Standard"><text:s/>19 <text:s text:c="12"/>date</text:p>
      <text:p text:style-name="Standard"><text:s/>20 <text:s text:c="12"/>;;</text:p>
      <text:p text:style-name="Standard"><text:s/>21 <text:s text:c="8"/>2)</text:p>
      <text:p text:style-name="Standard"><text:s/>22 <text:s text:c="12"/>echo "Calendar:"</text:p>
      <text:p text:style-name="Standard"><text:s/>23 <text:s text:c="12"/>cal</text:p>
      <text:p text:style-name="Standard"><text:s/>24 <text:s text:c="12"/>;;</text:p>
      <text:p text:style-name="Standard"><text:s/>25 <text:s text:c="8"/>3)</text:p>
      <text:p text:style-name="Standard"><text:s/>26 <text:s text:c="12"/>echo "List of files:"</text:p>
      <text:p text:style-name="Standard"><text:s/>27 <text:s text:c="12"/>ls</text:p>
      <text:p text:style-name="Standard"><text:s/>28 <text:s text:c="12"/>;;</text:p>
      <text:p text:style-name="Standard"><text:s/>29 <text:s text:c="8"/>4)</text:p>
      <text:p text:style-name="P1"><text:s/>30 <text:s text:c="12"/>echo "Current Directory:"</text:p>
      <text:p text:style-name="P1"><text:s/>31 <text:s text:c="12"/>pwd</text:p>
      <text:p text:style-name="P1"><text:s/>32 <text:s text:c="12"/>;;</text:p>
      <text:p text:style-name="P1"><text:soft-page-break/><text:s/>33 <text:s text:c="8"/>5)</text:p>
      <text:p text:style-name="P1"><text:s/>34 <text:s text:c="12"/>echo "Exiting the script. Goodbye!"</text:p>
      <text:p text:style-name="P1"><text:s/>35 <text:s text:c="12"/>exit 0</text:p>
      <text:p text:style-name="P1"><text:s/>36 <text:s text:c="12"/>;;</text:p>
      <text:p text:style-name="P1"><text:s/>37 <text:s text:c="8"/>*)</text:p>
      <text:p text:style-name="P1"><text:s/>38 <text:s text:c="12"/>echo "Invalid choice. Please enter a number between 1 and 5."</text:p>
      <text:p text:style-name="P1"><text:s/>39 <text:s text:c="12"/>;;</text:p>
      <text:p text:style-name="P1"><text:s/>40 <text:s text:c="4"/>esac</text:p>
      <text:p text:style-name="P1"><text:s/>41 </text:p>
      <text:p text:style-name="P1"><text:s/>42 <text:s text:c="4"/># Prompt to continue or exit</text:p>
      <text:p text:style-name="P1"><text:s/>43 <text:s text:c="4"/>read -p "Do you want to continue? (y/n): " continue_choice</text:p>
      <text:p text:style-name="P1"><text:s/>44 </text:p>
      <text:p text:style-name="P1"><text:s/>45 <text:s text:c="4"/>if [ "$continue_choice" != "y" ]; then</text:p>
      <text:p text:style-name="P1"><text:s/>46 <text:s text:c="8"/>echo "Exiting the script. Goodbye!"</text:p>
      <text:p text:style-name="P1"><text:s/>47 <text:s text:c="8"/>exit 0</text:p>
      <text:p text:style-name="P1"><text:s/>48 <text:s text:c="4"/>fi</text:p>
      <text:p text:style-name="P1"><text:s/>49 done</text:p>
      <text:p text:style-name="P1"><text:s/>50 <text:s text:c="57"/></text:p>
      <text:p text:style-name="P1"/>
      <text:p text:style-name="P1"/>
      <text:p text:style-name="P2">Que3</text:p>
      <text:p text:style-name="P2"/>
      <text:p text:style-name="P2">sunbeam@sunbeam-Lenovo-B590:~/Documents/OP SYS practice$ vim AssignQue3.sh</text:p>
      <text:p text:style-name="P2">sunbeam@sunbeam-Lenovo-B590:~/Documents/OP SYS practice$ bash AssignQue3.sh</text:p>
      <text:p text:style-name="P2">Enter a file or directory name: sunbeam.txt</text:p>
      <text:p text:style-name="P2">sunbeam.txt is a file.</text:p>
      <text:p text:style-name="P2">Size of sunbeam.txt: 4.0K</text:p>
      <text:p text:style-name="P2">sunbeam@sunbeam-Lenovo-B590:~/Documents/OP SYS practice$ bash AssignQue3.sh</text:p>
      <text:p text:style-name="P2">Enter a file or directory name: one</text:p>
      <text:p text:style-name="P2">one is a directory.</text:p>
      <text:p text:style-name="P2">Contents of one:</text:p>
      <text:p text:style-name="P2">total 4</text:p>
      <text:p text:style-name="P2">-rw-rw-r-- 1 sunbeam sunbeam <text:s text:c="3"/>0 Dec 26 21:16 111.txt</text:p>
      <text:p text:style-name="P2">-rw-rw-r-- 1 sunbeam sunbeam <text:s text:c="3"/>0 Dec 26 21:16 11.txt</text:p>
      <text:p text:style-name="P2">-rw-rw-r-- 1 sunbeam sunbeam <text:s text:c="3"/>0 Dec 26 21:16 1.txt</text:p>
      <text:p text:style-name="P2">drwxrwxr-x 3 sunbeam sunbeam 4096 Dec 26 21:32 two</text:p>
      <text:p text:style-name="P2">sunbeam@sunbeam-Lenovo-B590:~/Documents/OP SYS practice$ </text:p>
      <text:p text:style-name="P2"/>
      <text:p text:style-name="P2"><text:s/># code</text:p>
      <text:p text:style-name="P2">1 #!/bin/bash</text:p>
      <text:p text:style-name="P2"><text:s text:c="2"/>2 </text:p>
      <text:p text:style-name="P2"><text:s text:c="2"/>3 # Prompt the user for a name</text:p>
      <text:p text:style-name="P2"><text:s text:c="2"/>4 read -p "Enter a file or directory name: " name</text:p>
      <text:p text:style-name="P2"><text:s text:c="2"/>5 </text:p>
      <text:p text:style-name="P2"><text:s text:c="2"/>6 # Check if the entered name is a file</text:p>
      <text:p text:style-name="P2"><text:s text:c="2"/>7 if [ -f "$name" ]; then</text:p>
      <text:p text:style-name="P2"><text:s text:c="2"/>8 <text:s text:c="4"/>echo "$name is a file."</text:p>
      <text:p text:style-name="P2"><text:s text:c="2"/>9 <text:s text:c="4"/># Display the size of the file</text:p>
      <text:p text:style-name="P2"><text:s/>10 <text:s text:c="4"/>size=$(du -h "$name" | cut -f1)</text:p>
      <text:p text:style-name="P2"><text:s/>11 <text:s text:c="4"/>echo "Size of $name: $size"</text:p>
      <text:p text:style-name="P2"><text:s/>12 # Check if the entered name is a directory</text:p>
      <text:p text:style-name="P2"><text:s/>13 elif [ -d "$name" ]; then</text:p>
      <text:p text:style-name="P2"><text:soft-page-break/><text:s/>14 <text:s text:c="4"/>echo "$name is a directory."</text:p>
      <text:p text:style-name="P2"><text:s/>15 <text:s text:c="4"/># Display the contents of the directory</text:p>
      <text:p text:style-name="P2"><text:s/>16 <text:s text:c="4"/>echo "Contents of $name:"</text:p>
      <text:p text:style-name="P2"><text:s/>17 <text:s text:c="4"/>ls -l "$name"</text:p>
      <text:p text:style-name="P2"><text:s/>18 else</text:p>
      <text:p text:style-name="P2"><text:s/>19 <text:s text:c="4"/>echo "Invalid name or the specified file/directory does not exist."</text:p>
      <text:p text:style-name="P2"><text:s/>20 fi</text:p>
      <text:p text:style-name="Standard"/>
      <text:p text:style-name="P3">que 4</text:p>
      <text:p text:style-name="P3">sunbeam@sunbeam-Lenovo-B590:~/Documents/OP SYS practice$ vim AssignQue4.sh</text:p>
      <text:p text:style-name="P3">sunbeam@sunbeam-Lenovo-B590:~/Documents/OP SYS practice$ bash AssignQue4.sh</text:p>
      <text:p text:style-name="P3">Enter a number: 2</text:p>
      <text:p text:style-name="P3">2 is a prime number.</text:p>
      <text:p text:style-name="P3">sunbeam@sunbeam-Lenovo-B590:~/Documents/OP SYS practice$ bash AssignQue4.sh</text:p>
      <text:p text:style-name="P3">Enter a number: 4</text:p>
      <text:p text:style-name="P3">4 is not a prime number.</text:p>
      <text:p text:style-name="P3"/>
      <text:p text:style-name="P3">1 #!/bin/bash</text:p>
      <text:p text:style-name="P3"><text:s text:c="2"/>2 </text:p>
      <text:p text:style-name="P3"><text:s text:c="2"/>3 # Function to check if a number is prime</text:p>
      <text:p text:style-name="P3"><text:s text:c="2"/>4 is_prime() {</text:p>
      <text:p text:style-name="P3"><text:s text:c="2"/>5 <text:s text:c="4"/>num=$1</text:p>
      <text:p text:style-name="P3"><text:s text:c="2"/>6 <text:s text:c="4"/># 0 and 1 are not prime numbers</text:p>
      <text:p text:style-name="P3"><text:s text:c="2"/>7 sunbeam@sunbeam-Lenovo-B590:~/Documents/OP SYS practice$ vim AssignQue4.sh</text:p>
      <text:p text:style-name="P3"><text:s text:c="2"/>8 sunbeam@sunbeam-Lenovo-B590:~/Documents/OP SYS practice$ bash AssignQue4.sh </text:p>
      <text:p text:style-name="P3"><text:s text:c="2"/>9 Enter a number: 2</text:p>
      <text:p text:style-name="P3"><text:s/>10 2 is a prime number.</text:p>
      <text:p text:style-name="P3"><text:s/>11 sunbeam@sunbeam-Lenovo-B590:~/Documents/OP SYS practice$ bash AssignQue4.sh <text:s text:c="3"/></text:p>
      <text:p text:style-name="P3"><text:s/>12 Enter a number: 4</text:p>
      <text:p text:style-name="P3"><text:s/>13 4 is not a prime number.</text:p>
      <text:p text:style-name="P3"><text:s/>14 <text:s text:c="4"/>if [ $num -lt 2 ]; then</text:p>
      <text:p text:style-name="P3"><text:s/>15 <text:s text:c="8"/>return 1</text:p>
      <text:p text:style-name="P3"><text:s/>16 <text:s text:c="4"/>fi <text:s/></text:p>
      <text:p text:style-name="P3"><text:s/>17 <text:s text:c="4"/># Check for factors up to the square root of the number</text:p>
      <text:p text:style-name="P3"><text:s/>18 <text:s text:c="4"/>for ((i=2; i*i&lt;=num; i++)); do</text:p>
      <text:p text:style-name="P3"><text:s/>19 <text:s text:c="8"/>if [ $((num % i)) -eq 0 ]; then</text:p>
      <text:p text:style-name="P3"><text:s/>20 <text:s text:c="12"/>return 1 <text:s/># Not a prime number</text:p>
      <text:p text:style-name="P3"><text:s/>21 <text:s text:c="8"/>fi</text:p>
      <text:p text:style-name="P3"><text:s/>22 <text:s text:c="4"/>done</text:p>
      <text:p text:style-name="P3"><text:s/>23 <text:s text:c="4"/>return 0 <text:s/># Prime number</text:p>
      <text:p text:style-name="P3"><text:s/>24 }</text:p>
      <text:p text:style-name="P3"><text:s/>25 </text:p>
      <text:p text:style-name="P3"><text:s/>26 # Prompt the user for a number</text:p>
      <text:p text:style-name="P3"><text:s/>27 read -p "Enter a number: " number</text:p>
      <text:p text:style-name="P3"><text:s/>28 </text:p>
      <text:p text:style-name="P3"><text:s/>29 # Check if the entered number is prime</text:p>
      <text:p text:style-name="P3"><text:s/>30 is_prime $number</text:p>
      <text:p text:style-name="P3"><text:s/>31 if [ $? -eq 0 ]; then</text:p>
      <text:p text:style-name="P3"><text:s/>32 <text:s text:c="4"/>echo "$number is a prime number."</text:p>
      <text:p text:style-name="P3"><text:s/>33 else</text:p>
      <text:p text:style-name="P3"><text:s/>34 <text:s text:c="4"/>echo "$number is not a prime number."</text:p>
      <text:p text:style-name="P3"><text:s/>35 fi</text:p>
      <text:p text:style-name="P3"><text:soft-page-break/></text:p>
      <text:p text:style-name="P3"><text:span text:style-name="T2">Que5</text:span></text:p>
      <text:p text:style-name="P3"/>
      <text:p text:style-name="P3">sunbeam@sunbeam-Lenovo-B590:~/Documents/OP SYS practice$ bash AssignQue5.sh</text:p>
      <text:p text:style-name="P3">Enter the first number: 23</text:p>
      <text:p text:style-name="P3">Enter the second number: 44</text:p>
      <text:p text:style-name="P3">Enter the third number: 99</text:p>
      <text:p text:style-name="P3">The greatest number is: 99</text:p>
      <text:p text:style-name="P3"/>
      <text:p text:style-name="P3"><text:s text:c="2"/>1 #!/bin/bash</text:p>
      <text:p text:style-name="P3"><text:s text:c="2"/>2 </text:p>
      <text:p text:style-name="P3"><text:s text:c="2"/>3 # Function to find the greatest of three numbers</text:p>
      <text:p text:style-name="P3"><text:s text:c="2"/>4 find_greatest() {</text:p>
      <text:p text:style-name="P3"><text:s text:c="2"/>5 <text:s text:c="4"/>if [ $1 -gt $2 ] &amp;&amp; [ $1 -gt $3 ]; then</text:p>
      <text:p text:style-name="P3"><text:s text:c="2"/>6 <text:s text:c="8"/>echo $1</text:p>
      <text:p text:style-name="P3"><text:s text:c="2"/>7 <text:s text:c="4"/>elif [ $2 -gt $1 ] &amp;&amp; [ $2 -gt $3 ]; then</text:p>
      <text:p text:style-name="P3"><text:s text:c="2"/>8 <text:s text:c="8"/>echo $2</text:p>
      <text:p text:style-name="P3"><text:s text:c="2"/>9 <text:s text:c="4"/>else</text:p>
      <text:p text:style-name="P3"><text:s/>10 <text:s text:c="8"/>echo $3</text:p>
      <text:p text:style-name="P3"><text:s/>11 <text:s text:c="4"/>fi</text:p>
      <text:p text:style-name="P3"><text:s/>12 }</text:p>
      <text:p text:style-name="P3"><text:s/>13 </text:p>
      <text:p text:style-name="P3"><text:s/>14 # Prompt the user for three numbers</text:p>
      <text:p text:style-name="P3"><text:s/>15 read -p "Enter the first number: " num1</text:p>
      <text:p text:style-name="P3"><text:s/>16 read -p "Enter the second number: " num2</text:p>
      <text:p text:style-name="P3"><text:s/>17 read -p "Enter the third number: " num3</text:p>
      <text:p text:style-name="P3"><text:s/>18 </text:p>
      <text:p text:style-name="P3"><text:s/>19 # Call the function to find the greatest number</text:p>
      <text:p text:style-name="P3"><text:s/>20 result=$(find_greatest $num1 $num2 $num3)</text:p>
      <text:p text:style-name="P3"><text:s/>21 </text:p>
      <text:p text:style-name="P3"><text:s/>22 # Display the result</text:p>
      <text:p text:style-name="P3"><text:s/>23 echo "The greatest number is: $result"</text:p>
      <text:p text:style-name="P3"/>
      <text:p text:style-name="P3"/>
      <text:p text:style-name="P3"><text:tab/><text:span text:style-name="T2">Que6</text:span></text:p>
      <text:p text:style-name="P3"/>
      <text:p text:style-name="P3">sunbeam@sunbeam-Lenovo-B590:~/Documents/OP SYS practice$ vim AssignQue6.sh</text:p>
      <text:p text:style-name="P3">sunbeam@sunbeam-Lenovo-B590:~/Documents/OP SYS practice$ bash AssignQue6.sh</text:p>
      <text:p text:style-name="P3">Enter a year: 2012</text:p>
      <text:p text:style-name="P3">2012 is a leap year.</text:p>
      <text:p text:style-name="P3">sunbeam@sunbeam-Lenovo-B590:~/Documents/OP SYS practice$ bash AssignQue6.sh</text:p>
      <text:p text:style-name="P3">Enter a year: 2023</text:p>
      <text:p text:style-name="P3">2023 is not a leap year.</text:p>
      <text:p text:style-name="P3">1 #!/bin/bash</text:p>
      <text:p text:style-name="P3"><text:s text:c="2"/>2 </text:p>
      <text:p text:style-name="P3"><text:s text:c="2"/>3 # Function to check if a year is a leap year</text:p>
      <text:p text:style-name="P3"><text:s text:c="2"/>4 is_leap_year() {</text:p>
      <text:p text:style-name="P3"><text:s text:c="2"/>5 <text:s text:c="4"/>year=$1</text:p>
      <text:p text:style-name="P3"><text:s text:c="2"/>6 </text:p>
      <text:p text:style-name="P3"><text:s text:c="2"/>7 <text:s text:c="4"/># Check if the year is divisible by 4</text:p>
      <text:p text:style-name="P3"><text:s text:c="2"/>8 <text:s text:c="4"/>if [ $((year % 4)) -eq 0 ]; then</text:p>
      <text:p text:style-name="P3"><text:s text:c="2"/>9 <text:s text:c="8"/># Check if the year is not divisible by 100 or it is divisible by 400</text:p>
      <text:p text:style-name="P3"><text:soft-page-break/><text:s/>10 <text:s text:c="8"/>if [ $((year % 100)) -ne 0 ] || [ $((year % 400)) -eq 0 ]; then</text:p>
      <text:p text:style-name="P3"><text:s/>11 <text:s text:c="12"/>return 0 <text:s/># Leap year</text:p>
      <text:p text:style-name="P3"><text:s/>12 <text:s text:c="8"/>fi</text:p>
      <text:p text:style-name="P3"><text:s/>13 <text:s text:c="4"/>fi</text:p>
      <text:p text:style-name="P3"><text:s/>14 </text:p>
      <text:p text:style-name="P3"><text:s/>15 <text:s text:c="4"/>return 1 <text:s/># Not a leap year</text:p>
      <text:p text:style-name="P3"><text:s/>16 }</text:p>
      <text:p text:style-name="P3"><text:s/>17 </text:p>
      <text:p text:style-name="P3"><text:s/>18 # Prompt the user for a year</text:p>
      <text:p text:style-name="P3"><text:s/>19 read -p "Enter a year: " input_year</text:p>
      <text:p text:style-name="P3"><text:s/>20 </text:p>
      <text:p text:style-name="P3"><text:s/>21 # Check if the entered year is a leap year</text:p>
      <text:p text:style-name="P3"><text:s/>22 is_leap_year $input_year</text:p>
      <text:p text:style-name="P3"><text:s/>23 if [ $? -eq 0 ]; then</text:p>
      <text:p text:style-name="P3"><text:s/>24 <text:s text:c="4"/>echo "$input_year is a leap year."</text:p>
      <text:p text:style-name="P3"><text:s/>25 else</text:p>
      <text:p text:style-name="P3"><text:s/>26 <text:s text:c="4"/>echo "$input_year is not a leap year."</text:p>
      <text:p text:style-name="P3"><text:s/>27 f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17:59:26.028447841</meta:creation-date>
    <dc:date>2023-12-27T22:16:47.400271110</dc:date>
    <meta:editing-duration>PT11M6S</meta:editing-duration>
    <meta:editing-cycles>1</meta:editing-cycles>
    <meta:document-statistic meta:table-count="0" meta:image-count="0" meta:object-count="0" meta:page-count="6" meta:paragraph-count="256" meta:word-count="1196" meta:character-count="7301" meta:non-whitespace-character-count="5414"/>
    <meta:generator>LibreOffice/7.3.7.2$Linux_X86_64 LibreOffice_project/30$Build-2</meta:generator>
  </office:meta>
</office:document-meta>
</file>